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7f38" officeooo:paragraph-rsid="001a7f38"/>
    </style:style>
    <style:style style:name="P2" style:family="paragraph" style:parent-style-name="Text_20_body">
      <style:paragraph-properties fo:text-align="start" style:justify-single-word="false"/>
      <style:text-properties officeooo:rsid="001a7f38" officeooo:paragraph-rsid="001a7f38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AGO FELIPE DE SOUZA – ALGORITMOS E POO – 20150127227</text:p>
      <text:p text:style-name="P1">Questão desafio</text:p>
      <text:p text:style-name="P1"/>
      <text:p text:style-name="P2">print()</text:p>
      <text:p text:style-name="P2">print('Desafio POO')</text:p>
      <text:p text:style-name="P2">print()</text:p>
      <text:p text:style-name="P2"><text:s text:c="3"/></text:p>
      <text:p text:style-name="P2">class convenio():</text:p>
      <text:p text:style-name="P2"><text:s text:c="4"/>consulta = ''</text:p>
      <text:p text:style-name="P2"><text:s text:c="4"/>paciente = ''</text:p>
      <text:p text:style-name="P2"><text:s text:c="4"/></text:p>
      <text:p text:style-name="P2">class paciente():</text:p>
      <text:p text:style-name="P2"><text:s text:c="4"/>convenio = ''</text:p>
      <text:p text:style-name="P2"><text:s text:c="4"/>consulta = ''</text:p>
      <text:p text:style-name="P2"><text:s text:c="4"/>prontuario = ''</text:p>
      <text:p text:style-name="P2"><text:s text:c="4"/></text:p>
      <text:p text:style-name="P2">class prontuario():</text:p>
      <text:p text:style-name="P2"><text:s text:c="4"/>paciente = ''</text:p>
      <text:p text:style-name="P2"><text:s text:c="4"/>medico = ''</text:p>
      <text:p text:style-name="P2"><text:s text:c="4"/>consulta = ''</text:p>
      <text:p text:style-name="P2"><text:s text:c="4"/></text:p>
      <text:p text:style-name="P2">class atendente():</text:p>
      <text:p text:style-name="P2"><text:s text:c="4"/>consulta = ''</text:p>
      <text:p text:style-name="P2"><text:s text:c="4"/></text:p>
      <text:p text:style-name="P2">class medico():</text:p>
      <text:p text:style-name="P2"><text:s text:c="4"/>prontuario = ''</text:p>
      <text:p text:style-name="P2"><text:s text:c="4"/>consulta = ''</text:p>
      <text:p text:style-name="P2"><text:s text:c="4"/>especialidade = ''</text:p>
      <text:p text:style-name="P2"><text:s text:c="4"/></text:p>
      <text:p text:style-name="P2">class especialidade():</text:p>
      <text:p text:style-name="P2"><text:s text:c="4"/>medico = ''</text:p>
      <text:p text:style-name="P2"><text:s text:c="4"/></text:p>
      <text:p text:style-name="P2">class consulta():</text:p>
      <text:p text:style-name="P2"><text:soft-page-break/><text:s text:c="4"/>convenio =''</text:p>
      <text:p text:style-name="P2"><text:s text:c="4"/>paciente = ''</text:p>
      <text:p text:style-name="P2"><text:s text:c="4"/>prontuario = ''</text:p>
      <text:p text:style-name="P2"><text:s text:c="4"/>atendente = ''</text:p>
      <text:p text:style-name="P2"><text:s text:c="4"/>medico = ''</text:p>
      <text:p text:style-name="P2"><text:s text:c="4"/>especialidade = ''</text:p>
      <text:p text:style-name="P2"><text:s text:c="4"/></text:p>
      <text:p text:style-name="P2"><text:s text:c="4"/>data_agendamento = 'calendario'</text:p>
      <text:p text:style-name="P2"><text:s text:c="4"/>print(data_agendamento)</text:p>
      <text:p text:style-name="P2"><text:s text:c="4"/></text:p>
      <text:p text:style-name="P2"><text:s text:c="4"/>realizarConsulta = 'Disponivel' </text:p>
      <text:p text:style-name="P2"><text:s text:c="4"/>print(realizarConsulta)</text:p>
      <text:p text:style-name="P2"><text:s text:c="4"/></text:p>
      <text:p text:style-name="P2"><text:s text:c="4"/>def consultaOcupado(self):</text:p>
      <text:p text:style-name="P2"><text:s text:c="8"/>self.realizarConsulta = 'Indisponivel'</text:p>
      <text:p text:style-name="P2"><text:s text:c="4"/></text:p>
      <text:p text:style-name="P2">consulta1 = consulta()</text:p>
      <text:p text:style-name="P2">consulta1.consultaOcupado()</text:p>
      <text:p text:style-name="P2">print(consulta1.realizarConsult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1:06:30.491686774</meta:creation-date>
    <dc:date>2019-05-08T11:43:25.387224930</dc:date>
    <meta:editing-duration>PT26M4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102" meta:character-count="887" meta:non-whitespace-character-count="675"/>
  </office:meta>
</office:document-meta>
</file>